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2000001DE90C50E160170844D.png" manifest:media-type="image/png"/>
  <manifest:file-entry manifest:full-path="Pictures/10000001000003100000020F36F364FEB54943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0.556cm" svg:width="17cm" svg:height="11.825cm" draw:z-index="0"><draw:image xlink:href="Pictures/10000001000003100000020F36F364FEB549430D.png" xlink:type="simple" xlink:show="embed" xlink:actuate="onLoad" draw:mime-type="image/png"/></draw:frame><draw:frame draw:style-name="fr1" draw:name="Image2" text:anchor-type="char" svg:x="-0.132cm" svg:y="10.622cm" svg:width="17cm" svg:height="12.293cm" draw:z-index="1"><draw:image xlink:href="Pictures/10000001000002B2000001DE90C50E16017084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5:03:35.498169869</meta:creation-date>
    <dc:date>2023-08-07T15:05:44.833062706</dc:date>
    <meta:editing-duration>PT2M1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